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3.76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ce5"/>
        <table:table-column table:style-name="co6" table:default-cell-style-name="ce5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2" office:value-type="string">
            <text:p>Syntyi</text:p>
          </table:table-cell>
          <table:table-cell table:style-name="ce4" office:value-type="string">
            <text:p>Syntypaikka</text:p>
          </table:table-cell>
          <table:table-cell table:style-name="ce4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3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</text:p>
          </table:table-cell>
          <table:table-cell office:value-type="string">
            <text:p>Eliasson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4">
          <table:table-cell office:value-type="string">
            <text:p>H303</text:p>
          </table:table-cell>
          <table:table-cell office:value-type="string">
            <text:p>Carl</text:p>
          </table:table-cell>
          <table:table-cell office:value-type="string">
            <text:p>Jolkki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7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7:29:09.62</dc:date>
    <meta:editing-cycles>22</meta:editing-cycles>
    <meta:editing-duration>PT5H10M26S</meta:editing-duration>
    <meta:generator>OpenOffice/4.0.1$Win32 OpenOffice.org_project/401m5$Build-9714</meta:generator>
    <meta:document-statistic meta:table-count="2" meta:cell-count="39" meta:object-count="0"/>
  </office:meta>
</office:document-meta>
</file>